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3in" svg:y="0.0394in">
            <draw:object draw:notify-on-update-of-ranges="Sheet1.F12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table:style-name="ce1" table:number-columns-repeated="11"/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5"/>
          <table:table-cell office:value-type="string" calcext:value-type="string">
            <text:p>ds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3"/>
          <table:table-cell office:value-type="string" calcext:value-type="string">
            <text:p>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2"/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s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15:51:21.596244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47:01.783093180</meta:creation-date>
    <dc:date>2023-03-28T15:53:41.177484903</dc:date>
    <meta:editing-duration>PT51M37S</meta:editing-duration>
    <meta:editing-cycles>14</meta:editing-cycles>
    <meta:generator>LibreOffice/6.4.7.2$Linux_X86_64 LibreOffice_project/4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0cm" svg:y="0cm" style:legend-expansion="high" chart:style-name="ch2"/>
        <chart:plot-area chart:style-name="ch3" table:cell-range-address="Sheet1.F12:Sheet1.F12" chart:data-source-has-labels="both" svg:x="0.32cm" svg:y="0.18cm" svg:width="15.15cm" svg:height="8.64cm">
          <chartooo:coordinate-region svg:x="0.413cm" svg:y="0.18cm" svg:width="14.8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